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3043674607.jpg" manifest:media-type=""/>
  <manifest:file-entry manifest:full-path="Pictures/100000000000008200000037CC0B14A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Light" svg:font-family="FuturaLigh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7.961cm" fo:margin-left="-0.021cm" fo:margin-right="-0.51cm" fo:break-before="auto" fo:break-after="auto" table:align="margins" style:writing-mode="lr-tb"/>
    </style:style>
    <style:style style:name="Tabelle2.A" style:family="table-column">
      <style:table-column-properties style:column-width="1.54cm" style:rel-column-width="3609*"/>
    </style:style>
    <style:style style:name="Tabelle2.B" style:family="table-column">
      <style:table-column-properties style:column-width="1.226cm" style:rel-column-width="2873*"/>
    </style:style>
    <style:style style:name="Tabelle2.C" style:family="table-column">
      <style:table-column-properties style:column-width="4.875cm" style:rel-column-width="11426*"/>
    </style:style>
    <style:style style:name="Tabelle2.D" style:family="table-column">
      <style:table-column-properties style:column-width="4.789cm" style:rel-column-width="11224*"/>
    </style:style>
    <style:style style:name="Tabelle2.E" style:family="table-column">
      <style:table-column-properties style:column-width="5.424cm" style:rel-column-width="12712*"/>
    </style:style>
    <style:style style:name="Tabelle2.F" style:family="table-column">
      <style:table-column-properties style:column-width="4.339cm" style:rel-column-width="10170*"/>
    </style:style>
    <style:style style:name="Tabelle2.G" style:family="table-column">
      <style:table-column-properties style:column-width="2.593cm" style:rel-column-width="6077*"/>
    </style:style>
    <style:style style:name="Tabelle2.H" style:family="table-column">
      <style:table-column-properties style:column-width="1.64cm" style:rel-column-width="3844*"/>
    </style:style>
    <style:style style:name="Tabelle2.I" style:family="table-column">
      <style:table-column-properties style:column-width="1.536cm" style:rel-column-width="3600*"/>
    </style:style>
    <style:style style:name="Tabelle2.1" style:family="table-row">
      <style:table-row-properties style:min-row-height="0.894cm" fo:keep-together="always"/>
    </style:style>
    <style:style style:name="Tabelle2.A1" style:family="table-cell">
      <style:table-cell-properties style:vertical-align="middle" fo:padding="0.101cm" fo:border-left="0.5pt solid #000000" fo:border-right="none" fo:border-top="0.5pt solid #000000" fo:border-bottom="0.5pt solid #000000" style:writing-mode="lr-tb"/>
    </style:style>
    <style:style style:name="Tabelle2.I1" style:family="table-cell">
      <style:table-cell-properties style:vertical-align="middle" fo:padding="0.101cm" fo:border="0.5pt solid #000000" style:writing-mode="lr-tb"/>
    </style:style>
    <style:style style:name="Tabelle2.2" style:family="table-row">
      <style:table-row-properties fo:keep-together="always"/>
    </style:style>
    <style:style style:name="Tabelle2.A2" style:family="table-cell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I2" style:family="table-cell">
      <style:table-cell-properties style:vertical-align="middle" fo:background-color="#d9d9d9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.3" style:family="table-row">
      <style:table-row-properties style:min-row-height="1.272cm" fo:keep-together="always"/>
    </style:style>
    <style:style style:name="Tabelle2.I3" style:family="table-cell">
      <style:table-cell-properties style:vertical-align="top" fo:background-color="#d9d9d9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.4" style:family="table-row">
      <style:table-row-properties fo:keep-together="always"/>
    </style:style>
    <style:style style:name="Tabelle2.A4" style:family="table-cell" style:data-style-name="N0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5" style:family="table-row">
      <style:table-row-properties fo:keep-together="always"/>
    </style:style>
    <style:style style:name="Tabelle2.6" style:family="table-row">
      <style:table-row-properties fo:keep-together="always"/>
    </style:style>
    <style:style style:name="Tabelle2.7" style:family="table-row">
      <style:table-row-properties fo:keep-together="always"/>
    </style:style>
    <style:style style:name="Tabelle2.8" style:family="table-row">
      <style:table-row-properties fo:keep-together="always"/>
    </style:style>
    <style:style style:name="Tabelle2.9" style:family="table-row">
      <style:table-row-properties fo:keep-together="always"/>
    </style:style>
    <style:style style:name="Tabelle2.I9" style:family="table-cell">
      <style:table-cell-properties style:vertical-align="" fo:background-color="#d9d9d9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.10" style:family="table-row">
      <style:table-row-properties fo:keep-together="always"/>
    </style:style>
    <style:style style:name="Tabelle2.11" style:family="table-row">
      <style:table-row-properties fo:keep-together="always"/>
    </style:style>
    <style:style style:name="Tabelle2.12" style:family="table-row">
      <style:table-row-properties fo:keep-together="always"/>
    </style:style>
    <style:style style:name="Tabelle2.13" style:family="table-row">
      <style:table-row-properties style:min-row-height="1.505cm" fo:keep-together="always"/>
    </style:style>
    <style:style style:name="Tabelle2.14" style:family="table-row">
      <style:table-row-properties style:min-row-height="1.894cm" fo:keep-together="always"/>
    </style:style>
    <style:style style:name="Tabelle2.15" style:family="table-row">
      <style:table-row-properties fo:keep-together="always"/>
    </style:style>
    <style:style style:name="Tabelle2.16" style:family="table-row">
      <style:table-row-properties fo:keep-together="always"/>
    </style:style>
    <style:style style:name="Tabelle2.17" style:family="table-row">
      <style:table-row-properties fo:keep-together="always"/>
    </style:style>
    <style:style style:name="Tabelle2.18" style:family="table-row">
      <style:table-row-properties fo:keep-together="always"/>
    </style:style>
    <style:style style:name="Tabelle2.19" style:family="table-row">
      <style:table-row-properties fo:keep-together="always"/>
    </style:style>
    <style:style style:name="Tabelle2.A19" style:family="table-cell" style:data-style-name="N0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20" style:family="table-row">
      <style:table-row-properties fo:keep-together="always"/>
    </style:style>
    <style:style style:name="Tabelle2.A20" style:family="table-cell" style:data-style-name="N0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21" style:family="table-row">
      <style:table-row-properties fo:keep-together="always"/>
    </style:style>
    <style:style style:name="Tabelle2.A21" style:family="table-cell" style:data-style-name="N0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22" style:family="table-row">
      <style:table-row-properties fo:keep-together="always"/>
    </style:style>
    <style:style style:name="Tabelle2.A22" style:family="table-cell" style:data-style-name="N0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23" style:family="table-row">
      <style:table-row-properties fo:keep-together="always"/>
    </style:style>
    <style:style style:name="Tabelle2.24" style:family="table-row">
      <style:table-row-properties fo:keep-together="always"/>
    </style:style>
    <style:style style:name="Tabelle2.25" style:family="table-row">
      <style:table-row-properties fo:keep-together="always"/>
    </style:style>
    <style:style style:name="Tabelle2.A25" style:family="table-cell" style:data-style-name="N0">
      <style:table-cell-properties style:vertical-align="top" fo:padding="0.101cm" fo:border-left="0.5pt solid #000000" fo:border-right="none" fo:border-top="none" fo:border-bottom="0.5pt solid #000000" style:writing-mode="lr-tb"/>
    </style:style>
    <style:style style:name="Tabelle2.26" style:family="table-row">
      <style:table-row-properties fo:keep-together="always"/>
    </style:style>
    <style:style style:name="Tabelle2.27" style:family="table-row">
      <style:table-row-properties fo:keep-together="always"/>
    </style:style>
    <style:style style:name="Tabelle2.28" style:family="table-row">
      <style:table-row-properties fo:keep-together="always"/>
    </style:style>
    <style:style style:name="Tabelle2.29" style:family="table-row">
      <style:table-row-properties fo:keep-together="always"/>
    </style:style>
    <style:style style:name="Tabelle2.30" style:family="table-row">
      <style:table-row-properties style:min-row-height="1.455cm" fo:keep-together="always"/>
    </style:style>
    <style:style style:name="Tabelle2.31" style:family="table-row">
      <style:table-row-properties fo:keep-together="always"/>
    </style:style>
    <style:style style:name="Tabelle2.32" style:family="table-row">
      <style:table-row-properties fo:keep-together="always"/>
    </style:style>
    <style:style style:name="Tabelle2.33" style:family="table-row">
      <style:table-row-properties fo:keep-together="always"/>
    </style:style>
    <style:style style:name="Tabelle2.34" style:family="table-row">
      <style:table-row-properties fo:keep-together="always"/>
    </style:style>
    <style:style style:name="P1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end" style:justify-single-word="false" style:snap-to-layout-grid="false"/>
      <style:text-properties fo:language="zxx" fo:country="none" style:language-asian="zxx" style:country-asian="none" style:language-complex="ar" style:country-complex="SA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style:snap-to-layout-grid="false"/>
      <style:text-properties fo:background-color="transparent"/>
    </style:style>
    <style:style style:name="P5" style:family="paragraph" style:parent-style-name="Header">
      <style:paragraph-properties style:snap-to-layout-grid="false"/>
      <style:text-properties officeooo:paragraph-rsid="00109fbd" fo:background-color="transparent"/>
    </style:style>
    <style:style style:name="P6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officeooo:paragraph-rsid="000d3212"/>
    </style:style>
    <style:style style:name="P10" style:family="paragraph" style:parent-style-name="Standard">
      <style:paragraph-properties style:snap-to-layout-grid="false"/>
      <style:text-properties officeooo:paragraph-rsid="001cf092"/>
    </style:style>
    <style:style style:name="P11" style:family="paragraph" style:parent-style-name="Standard">
      <style:text-properties fo:letter-spacing="-0.018cm"/>
    </style:style>
    <style:style style:name="P12" style:family="paragraph" style:parent-style-name="Standard">
      <style:paragraph-properties style:snap-to-layout-grid="false"/>
      <style:text-properties fo:letter-spacing="-0.018cm"/>
    </style:style>
    <style:style style:name="P13" style:family="paragraph" style:parent-style-name="Standard">
      <style:text-properties fo:letter-spacing="-0.018cm" officeooo:rsid="000d3212" officeooo:paragraph-rsid="000d3212"/>
    </style:style>
    <style:style style:name="P14" style:family="paragraph" style:parent-style-name="Standard">
      <style:paragraph-properties style:snap-to-layout-grid="false"/>
      <style:text-properties fo:letter-spacing="-0.018cm" officeooo:rsid="000d3e19" officeooo:paragraph-rsid="000d3e19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paragraph-properties style:snap-to-layout-grid="false"/>
      <style:text-properties fo:background-color="transparent"/>
    </style:style>
    <style:style style:name="P17" style:family="paragraph" style:parent-style-name="Standard">
      <style:paragraph-properties style:snap-to-layout-grid="false"/>
      <style:text-properties officeooo:paragraph-rsid="0011af58" fo:background-color="transparent"/>
    </style:style>
    <style:style style:name="P18" style:family="paragraph" style:parent-style-name="Standard">
      <style:paragraph-properties style:snap-to-layout-grid="false"/>
      <style:text-properties fo:background-color="transparent" style:language-complex="ar" style:country-complex="SA"/>
    </style:style>
    <style:style style:name="P19" style:family="paragraph" style:parent-style-name="Standard">
      <style:paragraph-properties style:snap-to-layout-grid="false"/>
      <style:text-properties officeooo:rsid="000e85ed" officeooo:paragraph-rsid="000e85ed" fo:background-color="transparent"/>
    </style:style>
    <style:style style:name="P20" style:family="paragraph" style:parent-style-name="Standard">
      <style:paragraph-properties style:snap-to-layout-grid="false"/>
      <style:text-properties officeooo:rsid="001657f3" officeooo:paragraph-rsid="001657f3" fo:background-color="transparent"/>
    </style:style>
    <style:style style:name="P21" style:family="paragraph" style:parent-style-name="Standard">
      <style:paragraph-properties style:snap-to-layout-grid="false"/>
      <style:text-properties officeooo:rsid="001719c7" officeooo:paragraph-rsid="001719c7" fo:background-color="transparent"/>
    </style:style>
    <style:style style:name="P22" style:family="paragraph" style:parent-style-name="Standard">
      <style:paragraph-properties style:snap-to-layout-grid="false"/>
      <style:text-properties officeooo:rsid="0019acd4" officeooo:paragraph-rsid="0019acd4" fo:background-color="transparent"/>
    </style:style>
    <style:style style:name="P23" style:family="paragraph" style:parent-style-name="Standard">
      <style:paragraph-properties style:snap-to-layout-grid="false"/>
      <style:text-properties officeooo:rsid="001ab17b" officeooo:paragraph-rsid="001ab17b" fo:background-color="transparent"/>
    </style:style>
    <style:style style:name="P24" style:family="paragraph" style:parent-style-name="Standard">
      <style:paragraph-properties style:snap-to-layout-grid="false"/>
      <style:text-properties officeooo:rsid="001651cb" officeooo:paragraph-rsid="001651cb" fo:background-color="transparent"/>
    </style:style>
    <style:style style:name="P25" style:family="paragraph" style:parent-style-name="Standard">
      <style:paragraph-properties style:snap-to-layout-grid="false"/>
      <style:text-properties officeooo:rsid="001c50c8" officeooo:paragraph-rsid="001c50c8" fo:background-color="transparent"/>
    </style:style>
    <style:style style:name="P26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27" style:family="paragraph" style:parent-style-name="Standard">
      <style:paragraph-properties style:snap-to-layout-grid="false"/>
      <style:text-properties fo:font-size="8pt" fo:background-color="transparent" style:font-size-asian="8pt" style:font-size-complex="8pt"/>
    </style:style>
    <style:style style:name="P28" style:family="paragraph" style:parent-style-name="Standard">
      <style:paragraph-properties style:snap-to-layout-grid="false"/>
      <style:text-properties style:font-name="Arial1" fo:font-size="10pt" fo:background-color="transparent"/>
    </style:style>
    <style:style style:name="P29" style:family="paragraph" style:parent-style-name="Standard">
      <style:paragraph-properties style:snap-to-layout-grid="false"/>
      <style:text-properties style:font-name="Arial1" fo:font-size="8pt" fo:background-color="transparent"/>
    </style:style>
    <style:style style:name="P30" style:family="paragraph" style:parent-style-name="Standard">
      <style:paragraph-properties style:snap-to-layout-grid="false"/>
      <style:text-properties officeooo:rsid="000b3e3b" officeooo:paragraph-rsid="000b3e3b"/>
    </style:style>
    <style:style style:name="P31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32" style:family="paragraph" style:parent-style-name="Standard">
      <style:text-properties style:text-position="super 58%"/>
    </style:style>
    <style:style style:name="P33" style:family="paragraph" style:parent-style-name="Standard">
      <style:paragraph-properties fo:margin-left="-0.101cm" fo:margin-right="-0.101cm" fo:text-indent="0cm" style:auto-text-indent="false"/>
    </style:style>
    <style:style style:name="P34" style:family="paragraph" style:parent-style-name="Standard">
      <style:paragraph-properties fo:margin-left="-0.101cm" fo:margin-right="-0.101cm" fo:text-indent="0cm" style:auto-text-indent="false" style:snap-to-layout-grid="false"/>
    </style:style>
    <style:style style:name="P35" style:family="paragraph" style:parent-style-name="Standard">
      <style:paragraph-properties fo:margin-left="-0.101cm" fo:margin-right="-0.101cm" fo:text-indent="0cm" style:auto-text-indent="false"/>
      <style:text-properties fo:background-color="transparent"/>
    </style:style>
    <style:style style:name="P36" style:family="paragraph" style:parent-style-name="Standard">
      <style:paragraph-properties fo:margin-left="-0.101cm" fo:margin-right="-0.101cm" fo:text-indent="0cm" style:auto-text-indent="false"/>
      <style:text-properties officeooo:paragraph-rsid="00134788"/>
    </style:style>
    <style:style style:name="P37" style:family="paragraph" style:parent-style-name="Standard">
      <style:paragraph-properties fo:margin-left="-0.101cm" fo:margin-right="0cm" fo:text-indent="0cm" style:auto-text-indent="false"/>
    </style:style>
    <style:style style:name="P38" style:family="paragraph" style:parent-style-name="Standard">
      <style:paragraph-properties fo:margin-left="-0.101cm" fo:margin-right="0cm" fo:text-indent="0cm" style:auto-text-indent="false" style:snap-to-layout-grid="false"/>
    </style:style>
    <style:style style:name="P39" style:family="paragraph" style:parent-style-name="Standard">
      <style:paragraph-properties fo:margin-left="-0.101cm" fo:margin-right="0cm" fo:text-indent="0cm" style:auto-text-indent="false" style:snap-to-layout-grid="false"/>
      <style:text-properties officeooo:paragraph-rsid="00134788"/>
    </style:style>
    <style:style style:name="P40" style:family="paragraph" style:parent-style-name="Standard">
      <style:paragraph-properties fo:margin-left="-0.101cm" fo:margin-right="0cm" fo:text-indent="0cm" style:auto-text-indent="false"/>
      <style:text-properties fo:background-color="transparent"/>
    </style:style>
    <style:style style:name="P41" style:family="paragraph" style:parent-style-name="Standard">
      <style:paragraph-properties fo:margin-left="-0.101cm" fo:margin-right="0cm" fo:text-indent="0cm" style:auto-text-indent="false" style:snap-to-layout-grid="false"/>
      <style:text-properties fo:background-color="transparent"/>
    </style:style>
    <style:style style:name="P42" style:family="paragraph" style:parent-style-name="Standard">
      <style:paragraph-properties fo:margin-left="-0.101cm" fo:margin-right="0cm" fo:text-indent="0cm" style:auto-text-indent="false" style:snap-to-layout-grid="false"/>
      <style:text-properties officeooo:rsid="000b3e3b" officeooo:paragraph-rsid="000b3e3b"/>
    </style:style>
    <style:style style:name="P43" style:family="paragraph" style:parent-style-name="StandartAbst">
      <style:paragraph-properties style:snap-to-layout-grid="false"/>
    </style:style>
    <style:style style:name="P44" style:family="paragraph" style:parent-style-name="Standard">
      <style:paragraph-properties fo:margin-left="0cm" fo:margin-right="-0.101cm" fo:text-indent="0cm" style:auto-text-indent="false"/>
      <style:text-properties fo:background-color="transparent"/>
    </style:style>
    <style:style style:name="P45" style:family="paragraph" style:parent-style-name="Text_20_body">
      <style:paragraph-properties style:snap-to-layout-grid="false"/>
      <style:text-properties fo:background-color="transparent"/>
    </style:style>
    <style:style style:name="P46" style:family="paragraph" style:parent-style-name="Text_20_body">
      <style:paragraph-properties fo:margin-left="0cm" fo:margin-right="-0.199cm" fo:text-indent="0cm" style:auto-text-indent="false" style:snap-to-layout-grid="false"/>
      <style:text-properties fo:background-color="transparent"/>
    </style:style>
    <style:style style:name="P47" style:family="paragraph" style:parent-style-name="Standard">
      <style:paragraph-properties fo:background-color="transparent" style:snap-to-layout-grid="false">
        <style:background-image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fo:font-weight="normal" officeooo:rsid="00269f56" style:font-size-asian="10pt" style:font-weight-asian="normal" style:font-size-complex="10pt" style:font-weight-complex="normal"/>
    </style:style>
    <style:style style:name="T3" style:family="text">
      <style:text-properties fo:background-color="#ffffff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" fo:font-size="10pt" style:font-size-asian="10pt"/>
    </style:style>
    <style:style style:name="T6" style:family="text">
      <style:text-properties style:text-position="super 58%" style:font-name="Arial" fo:font-size="10pt" officeooo:rsid="001ec707" style:font-size-asian="10pt"/>
    </style:style>
    <style:style style:name="T7" style:family="text">
      <style:text-properties style:text-position="super 58%" fo:background-color="#ffffff"/>
    </style:style>
    <style:style style:name="T8" style:family="text">
      <style:text-properties style:text-position="super 58%" officeooo:rsid="00206c20"/>
    </style:style>
    <style:style style:name="T9" style:family="text">
      <style:text-properties style:font-name="Arial" fo:font-size="10pt" style:font-size-asian="1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background-color="#ffffff"/>
    </style:style>
    <style:style style:name="T12" style:family="text">
      <style:text-properties style:font-name="Arial1" fo:font-size="10pt"/>
    </style:style>
    <style:style style:name="T13" style:family="text">
      <style:text-properties style:font-name="Arial1" fo:font-size="10pt" fo:background-color="transparent"/>
    </style:style>
    <style:style style:name="T14" style:family="text">
      <style:text-properties style:font-name="Arial1" fo:font-size="10pt" fo:background-color="#ffffff"/>
    </style:style>
    <style:style style:name="T15" style:family="text">
      <style:text-properties style:font-name="Arial1" fo:font-size="10pt" officeooo:rsid="000ec607"/>
    </style:style>
    <style:style style:name="T16" style:family="text">
      <style:text-properties fo:background-color="transparent"/>
    </style:style>
    <style:style style:name="T17" style:family="text">
      <style:text-properties style:text-position="33% 80%" style:font-name="Arial1" fo:font-size="10pt"/>
    </style:style>
    <style:style style:name="T18" style:family="text">
      <style:text-properties style:text-position="33% 80%" style:font-name="Arial1" fo:font-size="10.5pt" style:font-size-asian="10.5pt" style:font-size-complex="10.5pt"/>
    </style:style>
    <style:style style:name="T19" style:family="text">
      <style:text-properties officeooo:rsid="00080d15"/>
    </style:style>
    <style:style style:name="T20" style:family="text">
      <style:text-properties officeooo:rsid="000d3212"/>
    </style:style>
    <style:style style:name="T21" style:family="text">
      <style:text-properties officeooo:rsid="000d3e19"/>
    </style:style>
    <style:style style:name="T22" style:family="text">
      <style:text-properties officeooo:rsid="000e85ed"/>
    </style:style>
    <style:style style:name="T23" style:family="text">
      <style:text-properties officeooo:rsid="00109fbd"/>
    </style:style>
    <style:style style:name="T24" style:family="text">
      <style:text-properties officeooo:rsid="0011af58"/>
    </style:style>
    <style:style style:name="T25" style:family="text">
      <style:text-properties officeooo:rsid="00134788"/>
    </style:style>
    <style:style style:name="T26" style:family="text">
      <style:text-properties officeooo:rsid="001487df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fo:letter-spacing="normal" fo:font-style="normal" fo:font-weight="normal" officeooo:rsid="001e96b7"/>
    </style:style>
    <style:style style:name="T29" style:family="text">
      <style:text-properties officeooo:rsid="002272b8"/>
    </style:style>
    <style:style style:name="T30" style:family="text">
      <style:text-properties officeooo:rsid="002436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bezugsjahr##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header-rows>
          <table:table-row table:style-name="Tabelle2.1">
            <table:table-cell table:style-name="Tabelle2.A1" office:value-type="string">
              <text:p text:style-name="P8">Nr.</text:p>
            </table:table-cell>
            <table:table-cell table:style-name="Tabelle2.A1" office:value-type="string">
              <text:p text:style-name="P8">EB</text:p>
            </table:table-cell>
            <table:table-cell table:style-name="Tabelle2.A1" office:value-type="string">
              <text:p text:style-name="P8">Kennzahldefinition</text:p>
            </table:table-cell>
            <table:table-cell table:style-name="Tabelle2.A1" office:value-type="string">
              <text:p text:style-name="P8">Kennzahlenziel</text:p>
            </table:table-cell>
            <table:table-cell table:style-name="Tabelle2.A1" office:value-type="string">
              <text:p text:style-name="P8">Zähler</text:p>
            </table:table-cell>
            <table:table-cell table:style-name="Tabelle2.A1" office:value-type="string">
              <text:p text:style-name="P8">Grundgesamtheit (=Nenner)</text:p>
            </table:table-cell>
            <table:table-cell table:style-name="Tabelle2.A1" office:value-type="string">
              <text:p text:style-name="P8">Sollvorgabe</text:p>
            </table:table-cell>
            <table:table-cell table:style-name="Tabelle2.A1" office:value-type="string">
              <text:p text:style-name="P8"/>
            </table:table-cell>
            <table:table-cell table:style-name="Tabelle2.I1" office:value-type="string">
              <text:p text:style-name="P34">Ist-Wert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12">1</text:p>
          </table:table-cell>
          <table:table-cell table:style-name="Tabelle2.A2" office:value-type="string">
            <text:p text:style-name="P8">1.2.2</text:p>
          </table:table-cell>
          <table:table-cell table:style-name="Tabelle2.A2" office:value-type="string">
            <text:p text:style-name="P47">Postoperative Fallbesprechung</text:p>
          </table:table-cell>
          <table:table-cell table:style-name="Tabelle2.A2" office:value-type="string">
            <text:p text:style-name="P8">Postoperative Vorstellung möglichst vieler <text:span text:style-name="T3">Primärfälle in</text:span> der Tumorkonferenz</text:p>
          </table:table-cell>
          <table:table-cell table:style-name="Tabelle2.A2" office:value-type="string">
            <text:p text:style-name="P8">Operierte Primärfälle, die in der Tumorkonferenz vorgestellt wurden </text:p>
          </table:table-cell>
          <table:table-cell table:style-name="Tabelle2.A2" office:value-type="string">
            <text:p text:style-name="P8">Operierte Primärfälle (Primärfalldefinition siehe 5.2.1)</text:p>
          </table:table-cell>
          <table:table-cell table:style-name="Tabelle2.A2" office:value-type="string">
            <text:p text:style-name="P10">≥ 95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2" office:value-type="string">
            <text:p text:style-name="P8">##kz_01_z##</text:p>
            <text:p text:style-name="P8">##kz_01_n##</text:p>
            <text:p text:style-name="P8">##kz_01_p##</text:p>
          </table:table-cell>
        </table:table-row>
        <table:table-row table:style-name="Tabelle2.3">
          <table:table-cell table:style-name="Tabelle2.A2" office:value-type="string">
            <text:p text:style-name="P12">2</text:p>
          </table:table-cell>
          <table:table-cell table:style-name="Tabelle2.A2" office:value-type="string">
            <text:p text:style-name="P8">1.2.3</text:p>
          </table:table-cell>
          <table:table-cell table:style-name="Tabelle2.A2" office:value-type="string">
            <text:p text:style-name="P8">Prätherapeutische Fallbesprechung</text:p>
          </table:table-cell>
          <table:table-cell table:style-name="Tabelle2.A2" office:value-type="string">
            <text:p text:style-name="P8">Adäquate Rate an prätherapeutischen Fallbesprechungen </text:p>
          </table:table-cell>
          <table:table-cell table:style-name="Tabelle2.A2" office:value-type="string">
            <text:p text:style-name="P8">Primärfälle, die in der prätherapeutischen Tumorkonferenz vorgestellt wurden </text:p>
          </table:table-cell>
          <table:table-cell table:style-name="Tabelle2.A2" office:value-type="string">
            <text:p text:style-name="P8">Primärfälle</text:p>
          </table:table-cell>
          <table:table-cell table:style-name="Tabelle2.A2" office:value-type="string">
            <text:p text:style-name="P8"><text:span text:style-name="T19">Derzeit</text:span> keine Vorgabe</text:p>
            <text:p text:style-name="Standard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8">##kz_02_z##</text:p>
            <text:p text:style-name="P8">##kz_02_n##</text:p>
            <text:p text:style-name="P8">##kz_02_p##</text:p>
          </table:table-cell>
        </table:table-row>
        <table:table-row table:style-name="Tabelle2.4">
          <table:table-cell table:style-name="Tabelle2.A4" office:value-type="float" office:value="3">
            <text:p text:style-name="P12">3</text:p>
          </table:table-cell>
          <table:table-cell table:style-name="Tabelle2.A2" office:value-type="string">
            <text:p text:style-name="P8">1.2.4</text:p>
          </table:table-cell>
          <table:table-cell table:style-name="Tabelle2.A2" office:value-type="string">
            <text:p text:style-name="P8">Fallbesprechung bei Lokalrezidiv / Metastasen</text:p>
          </table:table-cell>
          <table:table-cell table:style-name="Tabelle2.A2" office:value-type="string">
            <text:p text:style-name="P8">Vorstellung aller Pat. mit 1. Lokalrezidiv/ u./o. 1. Fernmetastasierung in der Tumorkonferenz </text:p>
          </table:table-cell>
          <table:table-cell table:style-name="Tabelle2.A2" office:value-type="string">
            <text:p text:style-name="P8">Pat. mit 1. Lokalrezidiv/ u./o. 1. Fernmetastasierung, die in der Tumorkonferenz vorgestellt wurden </text:p>
          </table:table-cell>
          <table:table-cell table:style-name="Tabelle2.A2" office:value-type="string">
            <text:p text:style-name="P8">Pat. mit 1. Lokalrezidiv u./o. mit 1. Fernmetastasierung (ohne primär M1 Pat.) </text:p>
          </table:table-cell>
          <table:table-cell table:style-name="Tabelle2.A2" office:value-type="string">
            <text:p text:style-name="P8"><text:span text:style-name="T19">Derzeit</text:span> keine Vorgabe</text:p>
            <text:p text:style-name="Standard"/>
          </table:table-cell>
          <table:table-cell table:style-name="Tabelle2.A2" office:value-type="string">
            <text:p text:style-name="P38">Zähler:</text:p>
            <text:p text:style-name="P42">Nenner:</text:p>
            <text:p text:style-name="P42">%:</text:p>
          </table:table-cell>
          <table:table-cell table:style-name="Tabelle2.I3" office:value-type="string">
            <text:p text:style-name="P30">##kz_03_z##</text:p>
            <text:p text:style-name="P30">##kz_03_n##</text:p>
            <text:p text:style-name="P30">##kz_03_p##</text:p>
          </table:table-cell>
        </table:table-row>
        <table:table-row table:style-name="Tabelle2.5">
          <table:table-cell table:style-name="Tabelle2.A2" office:value-type="string">
            <text:p text:style-name="P12">4.1</text:p>
          </table:table-cell>
          <table:table-cell table:style-name="Tabelle2.A2" office:value-type="string">
            <text:p text:style-name="P8">1.2.8</text:p>
          </table:table-cell>
          <table:table-cell table:style-name="Tabelle2.A2" office:value-type="string">
            <text:p text:style-name="P8">Empfohlene<text:span text:style-name="T4">1</text:span> Strahlentherapie nach BET bei inv. Mammakarzinom</text:p>
            <text:p text:style-name="Standard">(bezogen auf Kennzahlenjahr)</text:p>
          </table:table-cell>
          <table:table-cell table:style-name="Tabelle2.A2" office:value-type="string">
            <text:p text:style-name="P8">Bestrahlung möglichst vieler Primärfälle mit inv. Mammakarzinom nach BET</text:p>
          </table:table-cell>
          <table:table-cell table:style-name="Tabelle2.A2" office:value-type="string">
            <text:p text:style-name="P8">Primärfälle mit inv. Mammakarzinom und BET, bei denen eine Radiatio empfohlen wurde</text:p>
          </table:table-cell>
          <table:table-cell table:style-name="Tabelle2.A2" office:value-type="string">
            <text:p text:style-name="P8">Primärfälle mit invasivem Mammakarzinom mit BET (ohne primär M1 Pat.) </text:p>
          </table:table-cell>
          <table:table-cell table:style-name="Tabelle2.A2" office:value-type="string">
            <text:p text:style-name="P10">≥ 95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8">##kz_04_1_z##</text:p>
            <text:p text:style-name="P8">##kz_04_1_n##</text:p>
            <text:p text:style-name="P8">##kz_04_1_p##</text:p>
          </table:table-cell>
        </table:table-row>
        <table:table-row table:style-name="Tabelle2.6">
          <table:table-cell table:style-name="Tabelle2.A2" office:value-type="string">
            <text:p text:style-name="P12">4.2</text:p>
            <text:p text:style-name="P12"/>
            <text:p text:style-name="P12">Angabe optional </text:p>
            <text:p text:style-name="P11"/>
          </table:table-cell>
          <table:table-cell table:style-name="Tabelle2.A2" office:value-type="string">
            <text:p text:style-name="P8">1.2.8</text:p>
            <text:p text:style-name="P26">LL Ql 6</text:p>
          </table:table-cell>
          <table:table-cell table:style-name="Tabelle2.A2" office:value-type="string">
            <text:p text:style-name="P8">Durchgeführte<text:span text:style-name="T4">2, 3 </text:span>Strahlentherapie nach BET bei inv. Mammakarzinom</text:p>
            <text:p text:style-name="Standard">(bezogen auf Vorkennzahlenjahr)</text:p>
          </table:table-cell>
          <table:table-cell table:style-name="Tabelle2.A2" office:value-type="string">
            <text:p text:style-name="P8">Möglichst häufig Durchführung der empfohlenen Radiatio</text:p>
          </table:table-cell>
          <table:table-cell table:style-name="Tabelle2.A2" office:value-type="string">
            <text:p text:style-name="P8">Primärfälle mit inv. Mammakarzinom und BET, bei denen eine Radiatio empfohlen und <text:s/></text:p>
            <text:p text:style-name="Standard">durchgeführt wurde</text:p>
          </table:table-cell>
          <table:table-cell table:style-name="Tabelle2.A2" office:value-type="string">
            <text:p text:style-name="P8">Zähler Kennzahl Nr. 4.1 aus Vorkennzahlenjahr (ohne primär M1 Pat.) </text:p>
          </table:table-cell>
          <table:table-cell table:style-name="Tabelle2.A2" office:value-type="string">
            <text:p text:style-name="P10">≥ 95%</text:p>
            <text:p text:style-name="Standard">(Therapieabweichungen sind zu begründen)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8">##kz_04_2_z##</text:p>
            <text:p text:style-name="P8">##kz_04_2_n##</text:p>
            <text:p text:style-name="P8">##kz_04_2_p##</text:p>
          </table:table-cell>
        </table:table-row>
        <text:soft-page-break/>
        <table:table-row table:style-name="Tabelle2.7">
          <table:table-cell table:style-name="Tabelle2.A2" office:value-type="string">
            <text:p text:style-name="P12">5.1</text:p>
          </table:table-cell>
          <table:table-cell table:style-name="Tabelle2.A2" office:value-type="string">
            <text:p text:style-name="P8">1.2.8</text:p>
          </table:table-cell>
          <table:table-cell table:style-name="Tabelle2.A2" office:value-type="string">
            <text:p text:style-name="P8">Empfohlene<text:span text:style-name="T4">1 </text:span>Strahlentherapie nach BET bei DCIS</text:p>
            <text:p text:style-name="Standard">(bezogen auf Kennzahlenjahr)</text:p>
          </table:table-cell>
          <table:table-cell table:style-name="Tabelle2.A2" office:value-type="string">
            <text:p text:style-name="P8">≥ <text:s/>95% Radiatio bei Primärfällen mit DCIS und BET</text:p>
          </table:table-cell>
          <table:table-cell table:style-name="Tabelle2.A2" office:value-type="string">
            <text:p text:style-name="P8">Primärfälle mit DCIS und BET, bei denen eine Radiatio empfohlen wurde</text:p>
          </table:table-cell>
          <table:table-cell table:style-name="Tabelle2.A2" office:value-type="string">
            <text:p text:style-name="P8">Primärfälle mit DCIS und BET</text:p>
          </table:table-cell>
          <table:table-cell table:style-name="Tabelle2.A2" office:value-type="string">
            <text:p text:style-name="P8">≥ 95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8">##kz_05_1_z##</text:p>
            <text:p text:style-name="P8">##kz_05_1_n##</text:p>
            <text:p text:style-name="P8">##kz_05_1_p##</text:p>
          </table:table-cell>
        </table:table-row>
        <table:table-row table:style-name="Tabelle2.8">
          <table:table-cell table:style-name="Tabelle2.A2" office:value-type="string">
            <text:p text:style-name="P12">5.2</text:p>
            <text:p text:style-name="P11"/>
            <text:p text:style-name="P11">Angabe optiona<text:span text:style-name="T20">l</text:span></text:p>
          </table:table-cell>
          <table:table-cell table:style-name="Tabelle2.A2" office:value-type="string">
            <text:p text:style-name="P8">1.2.8</text:p>
          </table:table-cell>
          <table:table-cell table:style-name="Tabelle2.A2" office:value-type="string">
            <text:p text:style-name="P8">Durchgeführte<text:span text:style-name="T4">2, 3 </text:span>Strahlentherapie nach BET bei DCIS</text:p>
            <text:p text:style-name="Standard">(bezogen auf Vorkennzahlenjahr)</text:p>
          </table:table-cell>
          <table:table-cell table:style-name="Tabelle2.A2" office:value-type="string">
            <text:p text:style-name="P8">Möglichst häufig Durchführung der empfohlenen Radiatio</text:p>
          </table:table-cell>
          <table:table-cell table:style-name="Tabelle2.A2" office:value-type="string">
            <text:p text:style-name="P8">Primärfälle mit DCIS und BET, bei denen eine Radiatio durchgeführt wurde</text:p>
          </table:table-cell>
          <table:table-cell table:style-name="Tabelle2.A2" office:value-type="string">
            <text:p text:style-name="P8">Zähler Kennzahl Nr. 5.1 aus Vorkennzahlenjahr</text:p>
          </table:table-cell>
          <table:table-cell table:style-name="Tabelle2.A2" office:value-type="string">
            <text:p text:style-name="P8">≥ 95%</text:p>
            <text:p text:style-name="Standard">(Therapieabweichungen sind zu begründen)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8">##kz_05_2_z##</text:p>
            <text:p text:style-name="P8">##kz_05_2_n##</text:p>
            <text:p text:style-name="P8">##kz_05_2_p##</text:p>
          </table:table-cell>
        </table:table-row>
        <table:table-row table:style-name="Tabelle2.9">
          <table:table-cell table:style-name="Tabelle2.A2" office:value-type="string">
            <text:p text:style-name="P12">6.1</text:p>
            <text:p text:style-name="P12"/>
          </table:table-cell>
          <table:table-cell table:style-name="Tabelle2.A2" office:value-type="string">
            <text:p text:style-name="P8">1.2.8</text:p>
          </table:table-cell>
          <table:table-cell table:style-name="Tabelle2.A2" office:value-type="string">
            <text:p text:style-name="P8">Empfohlene<text:span text:style-name="T4">1 </text:span>Strahlentherapie nach Mastektomie bei inv. Mammakarzinom</text:p>
            <text:p text:style-name="Standard">(bezogen auf Kennzahlenjahr)</text:p>
          </table:table-cell>
          <table:table-cell table:style-name="Tabelle2.A2" office:value-type="string">
            <text:p text:style-name="P31"><text:span text:style-name="T27">Bestrahlung möglichst vieler Primärfäll</text:span><text:span text:style-name="T28">e</text:span> mit inv. Mammakarzinom und Mastektomie, mit Indikation <text:span text:style-name="T16">zur Bestrahlung der Brustwand (T3/4-Tm, oder R1/R2-Resektion ohne Nachresektionsmöglichkeit o. pN +&gt; 3 LK)</text:span></text:p>
          </table:table-cell>
          <table:table-cell table:style-name="Tabelle2.A2" office:value-type="string">
            <text:p text:style-name="P8">Primärfälle mit invasivem Mammakarzinom und Mastektomie, bei denen eine Radiatio empfohlen wurde</text:p>
          </table:table-cell>
          <table:table-cell table:style-name="Tabelle2.A2" office:value-type="string">
            <text:p text:style-name="P28">Primärfälle mit invasivem Mammakarzinom und Mastektomie und Indikation zur Bestrahlung der Brustwand (T3/4-Tm, oder R1/R2- Resektion ohne Nachresektionsmöglichkeit o. pN+ &gt; 3 LK) (ohne primär M1 Pat.) </text:p>
          </table:table-cell>
          <table:table-cell table:style-name="Tabelle2.A2" office:value-type="string">
            <text:p text:style-name="P8">≥ 95%</text:p>
            <text:p text:style-name="Standard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9" office:value-type="string">
            <text:p text:style-name="P8">##kz_06_1_z##</text:p>
            <text:p text:style-name="P8">##kz_06_1_n##</text:p>
            <text:p text:style-name="P8">##kz_06_1_p##</text:p>
          </table:table-cell>
        </table:table-row>
        <table:table-row table:style-name="Tabelle2.10">
          <table:table-cell table:style-name="Tabelle2.A2" office:value-type="string">
            <text:p text:style-name="P12">6.2</text:p>
            <text:p text:style-name="P11"/>
            <text:p text:style-name="P11">Angabe optional </text:p>
          </table:table-cell>
          <table:table-cell table:style-name="Tabelle2.A2" office:value-type="string">
            <text:p text:style-name="P8">1.2.8</text:p>
            <text:p text:style-name="P26">LL Ql 10</text:p>
          </table:table-cell>
          <table:table-cell table:style-name="Tabelle2.A2" office:value-type="string">
            <text:p text:style-name="P8">Durchgeführte<text:span text:style-name="T4">2 , 3 </text:span>Strahlentherapie nach Mastektomie bei inv. Mammakarzinom (bezogen auf Vorkennzahlenjahr)</text:p>
            <text:p text:style-name="Standard"/>
          </table:table-cell>
          <table:table-cell table:style-name="Tabelle2.A2" office:value-type="string">
            <text:p text:style-name="P8">Möglichst häufig Durchführung der empfohlenen Radiatio</text:p>
          </table:table-cell>
          <table:table-cell table:style-name="Tabelle2.A2" office:value-type="string">
            <text:p text:style-name="P8">Primärfälle mit invasivem Mammakarzinom und Mastektomie, bei denen eine Indikation zur Radiatio <text:span text:style-name="T13">der Brustwand (= T3/4-Tm, oder R1/R2-Resektion ohne Nachresektionsmöglichkeit o. pN +&gt; 3 LK)</text:span><text:span text:style-name="T16"> </text:span>bestand und eine Radiatio durchgeführt wurde </text:p>
          </table:table-cell>
          <table:table-cell table:style-name="Tabelle2.A2" office:value-type="string">
            <text:p text:style-name="P8">Zähler Kennzahl Nr. 6.1 aus Vorkennzahlenjahr (ohne primär M1 Pat.) </text:p>
          </table:table-cell>
          <table:table-cell table:style-name="Tabelle2.A2" office:value-type="string">
            <text:p text:style-name="P9">≥ 95%</text:p>
            <text:p text:style-name="Standard">(Therapieabweichungen sind zu begründen)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8">%:</text:p>
          </table:table-cell>
          <table:table-cell table:style-name="Tabelle2.I3" office:value-type="string">
            <text:p text:style-name="P8">##kz_06_2_z##</text:p>
            <text:p text:style-name="P8">##kz_06_2_n##</text:p>
            <text:p text:style-name="P8">##kz_06_2_p##</text:p>
          </table:table-cell>
        </table:table-row>
        <text:soft-page-break/>
        <table:table-row table:style-name="Tabelle2.11">
          <table:table-cell table:style-name="Tabelle2.A2" office:value-type="string">
            <text:p text:style-name="P12">7.1</text:p>
          </table:table-cell>
          <table:table-cell table:style-name="Tabelle2.A2" office:value-type="string">
            <text:p text:style-name="P8">1.2.9</text:p>
          </table:table-cell>
          <table:table-cell table:style-name="Tabelle2.A2" office:value-type="string">
            <text:p text:style-name="P43"><text:span text:style-name="T9">Empfohlene</text:span><text:span text:style-name="T5">1 </text:span><text:span text:style-name="T9">Chemotherapie bei steroidrez. negativem Befund</text:span></text:p>
            <text:p text:style-name="Standard">(bezogen auf Kennzahlenjahr)</text:p>
          </table:table-cell>
          <table:table-cell table:style-name="Tabelle2.A2" office:value-type="string">
            <text:p text:style-name="P8">Chemotherapie bei möglichst vielen <text:span text:style-name="T9">steroidrez</text:span>. neg. Primärfällen</text:p>
          </table:table-cell>
          <table:table-cell table:style-name="Tabelle2.A2" office:value-type="string">
            <text:p text:style-name="P8">Steroidrez. neg. Primärfälle mit invasivem Mammakarzinom, bei denen eine Chemotherapie empfohlen wurde </text:p>
          </table:table-cell>
          <table:table-cell table:style-name="Tabelle2.A2" office:value-type="string">
            <text:p text:style-name="P8">Primärfälle mit invasivem Mammakarzinom mit steroidrez. negativem Befund (ohne primär M1 Pat.) </text:p>
          </table:table-cell>
          <table:table-cell table:style-name="Tabelle2.A2" office:value-type="string">
            <text:p text:style-name="P8">≥ 80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8">##kz_07_1_z##</text:p>
            <text:p text:style-name="P8">##kz_07_1_n##</text:p>
            <text:p text:style-name="P8">##kz_07_1_p##</text:p>
          </table:table-cell>
        </table:table-row>
        <table:table-row table:style-name="Tabelle2.12">
          <table:table-cell table:style-name="Tabelle2.A2" office:value-type="string">
            <text:p text:style-name="P12">7.2</text:p>
            <text:p text:style-name="P11"/>
            <text:p text:style-name="P11">Angabe optional </text:p>
          </table:table-cell>
          <table:table-cell table:style-name="Tabelle2.A2" office:value-type="string">
            <text:p text:style-name="P8">1.2.9</text:p>
            <text:p text:style-name="P26">LL Ql 9</text:p>
          </table:table-cell>
          <table:table-cell table:style-name="Tabelle2.A2" office:value-type="string">
            <text:p text:style-name="P43"><text:span text:style-name="T9">Durchgeführte</text:span><text:span text:style-name="T5">2, 3</text:span><text:span text:style-name="T9"> Chemotherapien bei steroidrez. negativem Befund</text:span><text:span text:style-name="T6">4</text:span><text:span text:style-name="T9"> (bezogen auf Vorkennzahlenjahr)</text:span></text:p>
          </table:table-cell>
          <table:table-cell table:style-name="Tabelle2.A2" office:value-type="string">
            <text:p text:style-name="P8">Möglichst häufig Durchführung der empfohlenen Chemotherapie</text:p>
          </table:table-cell>
          <table:table-cell table:style-name="Tabelle2.A2" office:value-type="string">
            <text:p text:style-name="P8">Steroidrez. neg. Primärfälle mit invasivem Mammakarzinom, bei denen eine Chemotherapie durchgeführt worden ist </text:p>
          </table:table-cell>
          <table:table-cell table:style-name="Tabelle2.A2" office:value-type="string">
            <text:p text:style-name="P8">Zähler Kennzahl Nr. 7.1 aus Vorkennzahlenjahr (ohne primär M1 Pat.) </text:p>
          </table:table-cell>
          <table:table-cell table:style-name="Tabelle2.A2" office:value-type="string">
            <text:p text:style-name="P8">≥ 95%</text:p>
            <text:p text:style-name="Standard">(Therapieabweichungen sind zu begründen)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8">%:</text:p>
          </table:table-cell>
          <table:table-cell table:style-name="Tabelle2.I3" office:value-type="string">
            <text:p text:style-name="P16">##kz_07_2_z##</text:p>
            <text:p text:style-name="P16">##kz_07_2_n##</text:p>
            <text:p text:style-name="P16">##kz_07_2_p##</text:p>
          </table:table-cell>
        </table:table-row>
        <table:table-row table:style-name="Tabelle2.13">
          <table:table-cell table:style-name="Tabelle2.A2" office:value-type="string">
            <text:p text:style-name="P12">8.1</text:p>
          </table:table-cell>
          <table:table-cell table:style-name="Tabelle2.A2" office:value-type="string">
            <text:p text:style-name="P8">1.2.9</text:p>
          </table:table-cell>
          <table:table-cell table:style-name="Tabelle2.A2" office:value-type="string">
            <text:p text:style-name="P8">Empfohlene<text:span text:style-name="T4">1 </text:span>Chemotherapie bei Rez. pos. und nodalpos. Befund<text:span text:style-name="T4"> 4 </text:span><text:span text:style-name="T3">(bezogen</text:span> auf Kennzahlenjahr)</text:p>
          </table:table-cell>
          <table:table-cell table:style-name="Tabelle2.A2" office:value-type="string">
            <text:p text:style-name="P8">Chemotherapie bei möglichst vielen Rez. pos. und nodalpos. Primärfällen </text:p>
          </table:table-cell>
          <table:table-cell table:style-name="Tabelle2.A2" office:value-type="string">
            <text:p text:style-name="P8">Rez. pos. und nodalpos. Primärfälle mit invasivem Mammakarzinom, bei denen eine Chemotherapie empfohlen wurde </text:p>
          </table:table-cell>
          <table:table-cell table:style-name="Tabelle2.A2" office:value-type="string">
            <text:p text:style-name="P8">Primärfälle mit invasivem Mammakarzinom mit Rez. pos. und nodalpositivem Befund (ohne primär M1 Pat.) </text:p>
          </table:table-cell>
          <table:table-cell table:style-name="Tabelle2.A2" office:value-type="string">
            <text:p text:style-name="P8">≥ 60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08_1_z##</text:p>
            <text:p text:style-name="P16">##kz_08_1_n##</text:p>
            <text:p text:style-name="P16">##kz_08_1_p##</text:p>
          </table:table-cell>
        </table:table-row>
        <table:table-row table:style-name="Tabelle2.14">
          <table:table-cell table:style-name="Tabelle2.A2" office:value-type="string">
            <text:p text:style-name="P12">8.2</text:p>
            <text:p text:style-name="P11"/>
            <text:p text:style-name="P13">Angabe</text:p>
            <text:p text:style-name="P13">optional</text:p>
          </table:table-cell>
          <table:table-cell table:style-name="Tabelle2.A2" office:value-type="string">
            <text:p text:style-name="P8">1.2.9</text:p>
            <text:p text:style-name="P26">LL</text:p>
          </table:table-cell>
          <table:table-cell table:style-name="Tabelle2.A2" office:value-type="string">
            <text:p text:style-name="P8">Durchgeführte<text:span text:style-name="T4">2, 3</text:span> Chemotherapie bei Rez. pos. und nodalpos. Befund<text:span text:style-name="T4">4</text:span></text:p>
            <text:p text:style-name="Standard">(bezogen auf Vorkennzahlenjahr)</text:p>
          </table:table-cell>
          <table:table-cell table:style-name="Tabelle2.A2" office:value-type="string">
            <text:p text:style-name="P8">Möglichst häufig Durchführung der empfohlenen Chemotherapie</text:p>
          </table:table-cell>
          <table:table-cell table:style-name="Tabelle2.A2" office:value-type="string">
            <text:p text:style-name="P8">Rez. pos. und nodalpos. Primärfälle mit invasivem Mammakarzinom, bei denen eine Chemotherapie durchgeführt wurde </text:p>
          </table:table-cell>
          <table:table-cell table:style-name="Tabelle2.A2" office:value-type="string">
            <text:p text:style-name="P8">Zähler Kennzahl Nr. 8.1 aus Vorkennzahlenjahr (ohne primär M1 Pat.) </text:p>
          </table:table-cell>
          <table:table-cell table:style-name="Tabelle2.A2" office:value-type="string">
            <text:p text:style-name="P8">≥ 95%</text:p>
            <text:p text:style-name="Standard">(Therapieabweichungen sind zu begründen)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08_2_z##</text:p>
            <text:p text:style-name="P16">##kz_08_2_n##</text:p>
            <text:p text:style-name="P16">##kz_08_2_p##</text:p>
          </table:table-cell>
        </table:table-row>
        <table:table-row table:style-name="Tabelle2.15">
          <table:table-cell table:style-name="Tabelle2.A2" office:value-type="string">
            <text:p text:style-name="P12">9.1</text:p>
          </table:table-cell>
          <table:table-cell table:style-name="Tabelle2.A2" office:value-type="string">
            <text:p text:style-name="P8">1.2.9</text:p>
          </table:table-cell>
          <table:table-cell table:style-name="Tabelle2.A2" office:value-type="string">
            <text:p text:style-name="P8">Empfohlene<text:span text:style-name="T4">1</text:span> endokrine Therapie bei <text:span text:style-name="T9">steroidrez</text:span>. positivem Befund<text:span text:style-name="T8">4</text:span></text:p>
            <text:p text:style-name="Standard">(bezogen auf Kennzahlenjahr)</text:p>
          </table:table-cell>
          <table:table-cell table:style-name="Tabelle2.A2" office:value-type="string">
            <text:p text:style-name="P8">Endokrine Therapie bei möglichst vielen <text:span text:style-name="T9">steroidrez</text:span>. pos. Primärfällen </text:p>
          </table:table-cell>
          <table:table-cell table:style-name="Tabelle2.A2" office:value-type="string">
            <text:p text:style-name="P8">Steroidrez. pos. Primärfälle, bei denen eine endokrine Therapie empfohlen wurde </text:p>
          </table:table-cell>
          <table:table-cell table:style-name="Tabelle2.A2" office:value-type="string">
            <text:p text:style-name="P8">Primärfälle mit invasivem Mammakarzinom mit steroidrez. positivem Befund (ohne primär M1 Pat.) </text:p>
          </table:table-cell>
          <table:table-cell table:style-name="Tabelle2.A2" office:value-type="string">
            <text:p text:style-name="P8">≥ 80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9" office:value-type="string">
            <text:p text:style-name="P16">##kz_09_1_z##</text:p>
            <text:p text:style-name="P16">##kz_09_1_n##</text:p>
            <text:p text:style-name="P16">##kz_09_1_p##</text:p>
          </table:table-cell>
        </table:table-row>
        <text:soft-page-break/>
        <table:table-row table:style-name="Tabelle2.16">
          <table:table-cell table:style-name="Tabelle2.A2" office:value-type="string">
            <text:p text:style-name="P12">9.2</text:p>
            <text:p text:style-name="P11"/>
            <text:p text:style-name="P11">Angabe optiona<text:span text:style-name="T21">l</text:span></text:p>
          </table:table-cell>
          <table:table-cell table:style-name="Tabelle2.A2" office:value-type="string">
            <text:p text:style-name="P8">1.2.9</text:p>
            <text:p text:style-name="P26">LL Ql 7</text:p>
          </table:table-cell>
          <table:table-cell table:style-name="Tabelle2.A2" office:value-type="string">
            <text:p text:style-name="P8">Begonnene endokrine Therapie<text:span text:style-name="T4">2, 3 </text:span><text:s/>bei <text:span text:style-name="T9">steroidrez</text:span>. positivem Befund<text:span text:style-name="T4">4</text:span></text:p>
            <text:p text:style-name="Standard"><text:s/>(bezogen auf Vorkennzahlenjahr)</text:p>
          </table:table-cell>
          <table:table-cell table:style-name="Tabelle2.A2" office:value-type="string">
            <text:p text:style-name="P8">Möglichst häufig Durchführung der empfohlenen endokrinen Therapie</text:p>
          </table:table-cell>
          <table:table-cell table:style-name="Tabelle2.A2" office:value-type="string">
            <text:p text:style-name="P8">Steroidrez. pos. Primärfälle, die eine endokrine Therapie erhalten haben </text:p>
          </table:table-cell>
          <table:table-cell table:style-name="Tabelle2.A2" office:value-type="string">
            <text:p text:style-name="P8">Zähler Kennzahl 9.1 aus Vorkennzahlenjahr (ohne primär M1 Pat.) </text:p>
          </table:table-cell>
          <table:table-cell table:style-name="Tabelle2.A2" office:value-type="string">
            <text:p text:style-name="P8">≥ 95%</text:p>
            <text:p text:style-name="Standard">(Therapieabweichungen sind zu begründen)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9" office:value-type="string">
            <text:p text:style-name="P16">##kz_09_2_z##</text:p>
            <text:p text:style-name="P16">##kz_09_2_n##</text:p>
            <text:p text:style-name="P16">##kz_09_2_p##</text:p>
          </table:table-cell>
        </table:table-row>
        <table:table-row table:style-name="Tabelle2.17">
          <table:table-cell table:style-name="Tabelle2.A2" office:value-type="string">
            <text:p text:style-name="P12">10.1</text:p>
          </table:table-cell>
          <table:table-cell table:style-name="Tabelle2.A2" office:value-type="string">
            <text:p text:style-name="P8">1.2.9</text:p>
          </table:table-cell>
          <table:table-cell table:style-name="Tabelle2.A2" office:value-type="string">
            <text:p text:style-name="P16">Empfohlene<text:span text:style-name="T4">1</text:span> <text:span text:style-name="T12">Trastuzumab</text:span><text:span text:style-name="T12">therapie </text:span><text:span text:style-name="T12">über 1 Jahr</text:span><text:span text:style-name="T12"> bei HER-2 pos. Befund</text:span> </text:p>
            <text:p text:style-name="P15"/>
          </table:table-cell>
          <table:table-cell table:style-name="Tabelle2.A2" office:value-type="string">
            <text:p text:style-name="P16"><text:span text:style-name="T12">Trastuzumab</text:span><text:span text:style-name="T12">therapie </text:span><text:span text:style-name="T12">über 1 Jahr</text:span><text:span text:style-name="T12"> bei möglichst vielen HER-2 pos. Primärfällen</text:span> </text:p>
          </table:table-cell>
          <table:table-cell table:style-name="Tabelle2.A2" office:value-type="string">
            <text:p text:style-name="P16">HER-2 pos. Primärfälle mit invasivem Mammakarzinom, bei denen eine Trastuzumabtherapie über 1 Jahr empfohlen wurde </text:p>
          </table:table-cell>
          <table:table-cell table:style-name="Tabelle2.A2" office:value-type="string">
            <text:p text:style-name="P16">Primärfälle mit invasivem Mammakarzinom mit HER-2 pos. Befund (ohne primär M1 Pat.) </text:p>
          </table:table-cell>
          <table:table-cell table:style-name="Tabelle2.A2" office:value-type="string">
            <text:p text:style-name="P16">≥ <text:span text:style-name="T12">95%</text:span> </text:p>
          </table:table-cell>
          <table:table-cell table:style-name="Tabelle2.A2" office:value-type="string">
            <text:p text:style-name="P41">Zähler:</text:p>
            <text:p text:style-name="P35">Nenner:</text:p>
            <text:p text:style-name="P40">%:</text:p>
          </table:table-cell>
          <table:table-cell table:style-name="Tabelle2.I3" office:value-type="string">
            <text:p text:style-name="P16">##kz_10_1_z##</text:p>
            <text:p text:style-name="P16">##kz_10_1_n##</text:p>
            <text:p text:style-name="P16">##kz_10_1_p##</text:p>
          </table:table-cell>
        </table:table-row>
        <table:table-row table:style-name="Tabelle2.18">
          <table:table-cell table:style-name="Tabelle2.A2" office:value-type="string">
            <text:p text:style-name="P12">10.2</text:p>
            <text:p text:style-name="P14"/>
            <text:p text:style-name="P14">Angabe</text:p>
            <text:p text:style-name="P14">optional</text:p>
          </table:table-cell>
          <table:table-cell table:style-name="Tabelle2.A2" office:value-type="string">
            <text:p text:style-name="P16">1.2.9</text:p>
            <text:p text:style-name="P29">LL QI 8</text:p>
          </table:table-cell>
          <table:table-cell table:style-name="Tabelle2.A2" office:value-type="string">
            <text:p text:style-name="P16"><text:span text:style-name="T12">Durchgeführte </text:span><text:s/><text:span text:style-name="T12">Trastuzumabtherapie über 1 Jahr bei HER-2 pos. Befund </text:span><text:span text:style-name="T17">2, 3 </text:span><text:span text:style-name="T18">(bezogen auf Kennzahlenjahr) </text:span></text:p>
          </table:table-cell>
          <table:table-cell table:style-name="Tabelle2.A2" office:value-type="string">
            <text:p text:style-name="P16"><text:span text:style-name="T12">Möglichst häufige Durchführung der empfohlenen </text:span><text:s/><text:span text:style-name="T12">Trastuzumab</text:span><text:span text:style-name="T12">therapie </text:span><text:span text:style-name="T12">über 1 Jahr</text:span> </text:p>
          </table:table-cell>
          <table:table-cell table:style-name="Tabelle2.A2" office:value-type="string">
            <text:p text:style-name="P16"><text:span text:style-name="T12">HER-2 pos. Primärfälle, mit invasivem Mammakarzinom die eine Trastuzumabtherapie über 1 Jahr erhalten haben </text:span><text:s/></text:p>
          </table:table-cell>
          <table:table-cell table:style-name="Tabelle2.A2" office:value-type="string">
            <text:p text:style-name="P16">Zähler Kennzahl Nr. 10.1 aus Vorkennzahlenjahr (ohne primär M1 Pat.) </text:p>
          </table:table-cell>
          <table:table-cell table:style-name="Tabelle2.A2" office:value-type="string">
            <text:p text:style-name="P16">≥ 95%</text:p>
            <text:p text:style-name="P15">(Therapieabweichungen sind zu begründen)</text:p>
          </table:table-cell>
          <table:table-cell table:style-name="Tabelle2.A2" office:value-type="string">
            <text:p text:style-name="P41">Zähler:</text:p>
            <text:p text:style-name="P35">Nenner:</text:p>
            <text:p text:style-name="P40">%:</text:p>
          </table:table-cell>
          <table:table-cell table:style-name="Tabelle2.I3" office:value-type="string">
            <text:p text:style-name="P16">##kz_10_2_z##</text:p>
            <text:p text:style-name="P16">##kz_10_2_n##</text:p>
            <text:p text:style-name="P16">##kz_10_2_p##</text:p>
          </table:table-cell>
        </table:table-row>
        <table:table-row table:style-name="Tabelle2.19">
          <table:table-cell table:style-name="Tabelle2.A19" office:value-type="float" office:value="11">
            <text:p text:style-name="P12">11</text:p>
          </table:table-cell>
          <table:table-cell table:style-name="Tabelle2.A2" office:value-type="string">
            <text:p text:style-name="P16">1.2.9</text:p>
            <text:p text:style-name="P27">LL Ql 11</text:p>
          </table:table-cell>
          <table:table-cell table:style-name="Tabelle2.A2" office:value-type="string">
            <text:p text:style-name="P28">Endokrine Therapie bei Metastasierung </text:p>
          </table:table-cell>
          <table:table-cell table:style-name="Tabelle2.A2" office:value-type="string">
            <text:p text:style-name="P16"><text:span text:style-name="T12">Möglichst häufig endokrine Therapie als First-line-Therapie bei Metastasierung</text:span> </text:p>
          </table:table-cell>
          <table:table-cell table:style-name="Tabelle2.A2" office:value-type="string">
            <text:p text:style-name="P16"><text:span text:style-name="T12">Pat., bei denen mit einer endokrinen Therapie im metastasierten Stadium als First-line-Therapie begonnen wurde</text:span> </text:p>
          </table:table-cell>
          <table:table-cell table:style-name="Tabelle2.A2" office:value-type="string">
            <text:p text:style-name="P16"><text:span text:style-name="T12">Pat. mit steroidrez. pos. inv. Mammakarzinom mit 1. Fernmetastasierung (incl. Primär M1 Pat.) </text:span><text:s/></text:p>
          </table:table-cell>
          <table:table-cell table:style-name="Tabelle2.A2" office:value-type="string">
            <text:p text:style-name="P16">≥ <text:span text:style-name="T12">95%</text:span> 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8">%:</text:p>
          </table:table-cell>
          <table:table-cell table:style-name="Tabelle2.I3" office:value-type="string">
            <text:p text:style-name="P16">##kz_11_z##</text:p>
            <text:p text:style-name="P16">##kz_11_n##</text:p>
            <text:p text:style-name="P16">##kz_11_p##</text:p>
          </table:table-cell>
        </table:table-row>
        <table:table-row table:style-name="Tabelle2.20">
          <table:table-cell table:style-name="Tabelle2.A20" office:value-type="float" office:value="12">
            <text:p text:style-name="P12">12</text:p>
          </table:table-cell>
          <table:table-cell table:style-name="Tabelle2.A2" office:value-type="string">
            <text:p text:style-name="P16">1.4.2</text:p>
          </table:table-cell>
          <table:table-cell table:style-name="Tabelle2.A2" office:value-type="string">
            <text:p text:style-name="P16">Psychoonkologische Betreuung</text:p>
            <text:p text:style-name="P15">(Gespräch &gt; <text:span text:style-name="T22">25</text:span> <text:span text:style-name="T22">M</text:span>in.)</text:p>
          </table:table-cell>
          <table:table-cell table:style-name="Tabelle2.A2" office:value-type="string">
            <text:p text:style-name="P16">Adäquate Rate an psychoonkologischer Betreuung</text:p>
          </table:table-cell>
          <table:table-cell table:style-name="Tabelle2.A2" office:value-type="string">
            <text:p text:style-name="P16">Pat., die stationär oder ambulant psychoonkologisch betreut wurden (Gesprächsdauer &gt; 25 Min.) </text:p>
          </table:table-cell>
          <table:table-cell table:style-name="Tabelle2.A2" office:value-type="string">
            <text:p text:style-name="P4">Primärfallpat. + Pat. mit 1. Lokalrezidiv u./o. mit 1. Fernmetastasierung (ohne primär M1 Pat.) </text:p>
            <text:p text:style-name="P15"/>
          </table:table-cell>
          <table:table-cell table:style-name="Tabelle2.A2" office:value-type="string">
            <text:p text:style-name="P19">Derzeit keine Vorgaben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2_z##</text:p>
            <text:p text:style-name="P16">##kz_12_n##</text:p>
            <text:p text:style-name="P16">##kz_12_p##</text:p>
          </table:table-cell>
        </table:table-row>
        <text:soft-page-break/>
        <table:table-row table:style-name="Tabelle2.21">
          <table:table-cell table:style-name="Tabelle2.A21" office:value-type="float" office:value="13">
            <text:p text:style-name="P12">13</text:p>
          </table:table-cell>
          <table:table-cell table:style-name="Tabelle2.A2" office:value-type="string">
            <text:p text:style-name="P16">1.5.3</text:p>
            <text:p text:style-name="P27"/>
          </table:table-cell>
          <table:table-cell table:style-name="Tabelle2.A2" office:value-type="string">
            <text:p text:style-name="P16">Beratung Sozialdienst</text:p>
          </table:table-cell>
          <table:table-cell table:style-name="Tabelle2.A2" office:value-type="string">
            <text:p text:style-name="P16">Möglichst häufig Beratung durch Sozialdienst </text:p>
          </table:table-cell>
          <table:table-cell table:style-name="Tabelle2.A2" office:value-type="string">
            <text:p text:style-name="P16">Pat., die stationär oder ambulant durch den Sozialdienst beraten wurden </text:p>
          </table:table-cell>
          <table:table-cell table:style-name="Tabelle2.A2" office:value-type="string">
            <text:p text:style-name="P4">Primärfallpat. + Pat. mit 1. Lokalrezidiv u./o. mit 1. Fernmetastasierung (ohne primär M1 Pat.) </text:p>
            <text:p text:style-name="P15"/>
          </table:table-cell>
          <table:table-cell table:style-name="Tabelle2.A2" office:value-type="string">
            <text:p text:style-name="P16"><text:span text:style-name="T15">Derzeit</text:span><text:span text:style-name="T12"> keine Vorgabe</text:span> 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3_z##</text:p>
            <text:p text:style-name="P16">##kz_13_n##</text:p>
            <text:p text:style-name="P16">##kz_13_p##</text:p>
          </table:table-cell>
        </table:table-row>
        <table:table-row table:style-name="Tabelle2.22">
          <table:table-cell table:style-name="Tabelle2.A22" office:value-type="float" office:value="14">
            <text:p text:style-name="P12">14</text:p>
          </table:table-cell>
          <table:table-cell table:style-name="Tabelle2.A2" office:value-type="string">
            <text:p text:style-name="P16">1.7.5</text:p>
          </table:table-cell>
          <table:table-cell table:style-name="Tabelle2.A2" office:value-type="string">
            <text:p text:style-name="P16">Anteil</text:p>
            <text:p text:style-name="P15">Studien Patientinnen</text:p>
          </table:table-cell>
          <table:table-cell table:style-name="Tabelle2.A2" office:value-type="string">
            <text:p text:style-name="P16">Einschleusung von möglichst vielen Patientinnen in Studien</text:p>
          </table:table-cell>
          <table:table-cell table:style-name="Tabelle2.A2" office:value-type="string">
            <text:p text:style-name="P16">Pat. die in eine Studie mit Ethikvotum eingebracht wurden </text:p>
          </table:table-cell>
          <table:table-cell table:style-name="Tabelle2.A2" office:value-type="string">
            <text:p text:style-name="P4">Primärfälle</text:p>
            <text:p text:style-name="P15"/>
          </table:table-cell>
          <table:table-cell table:style-name="Tabelle2.A2" office:value-type="string">
            <text:p text:style-name="P5">≥ <text:span text:style-name="T23">5%</text:span></text:p>
            <text:p text:style-name="P44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4_z##</text:p>
            <text:p text:style-name="P16">##kz_14_n##</text:p>
            <text:p text:style-name="P16">##kz_14_p##</text:p>
          </table:table-cell>
        </table:table-row>
        <table:table-row table:style-name="Tabelle2.23">
          <table:table-cell table:style-name="Tabelle2.A2" office:value-type="string">
            <text:p text:style-name="P12">15</text:p>
          </table:table-cell>
          <table:table-cell table:style-name="Tabelle2.A2" office:value-type="string">
            <text:p text:style-name="P16">2.1.8</text:p>
            <text:p text:style-name="P27">LL Q<text:span text:style-name="T29">I</text:span> 1</text:p>
          </table:table-cell>
          <table:table-cell table:style-name="Tabelle2.A2" office:value-type="string">
            <text:p text:style-name="P16"><text:span text:style-name="T12">Prä</text:span><text:span text:style-name="T12">therapeutische</text:span> <text:span text:style-name="T12">histologische Sicherung</text:span> </text:p>
          </table:table-cell>
          <table:table-cell table:style-name="Tabelle2.A2" office:value-type="string">
            <text:p text:style-name="P16"><text:span text:style-name="T12">Möglichst häufig prä</text:span><text:span text:style-name="T12">therapeutische</text:span> <text:span text:style-name="T12">histologische Sicherung</text:span> </text:p>
          </table:table-cell>
          <table:table-cell table:style-name="Tabelle2.A2" office:value-type="string">
            <text:p text:style-name="P4">Primärfälle mit prätherapeutischer histologischer Diagnosesicherung durch Stanz- oder Vakuumbiopsie </text:p>
          </table:table-cell>
          <table:table-cell table:style-name="Tabelle2.A2" office:value-type="string">
            <text:p text:style-name="P4">Primärfälle mit Ersteingriff und Histologie invasives Mammakarzinom oder DCIS </text:p>
            <text:p text:style-name="P15"/>
          </table:table-cell>
          <table:table-cell table:style-name="Tabelle2.A2" office:value-type="string">
            <text:p text:style-name="P4">≥ <text:span text:style-name="T12">90%</text:span> </text:p>
            <text:p text:style-name="P15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5_z##</text:p>
            <text:p text:style-name="P16">##kz_15_n##</text:p>
            <text:p text:style-name="P16">##kz_15_p##</text:p>
          </table:table-cell>
        </table:table-row>
        <table:table-row table:style-name="Tabelle2.24">
          <table:table-cell table:style-name="Tabelle2.A2" office:value-type="string">
            <text:p text:style-name="P12">16</text:p>
          </table:table-cell>
          <table:table-cell table:style-name="Tabelle2.A2" office:value-type="string">
            <text:p text:style-name="P16">5.2.1</text:p>
          </table:table-cell>
          <table:table-cell table:style-name="Tabelle2.A2" office:value-type="string">
            <text:p text:style-name="P16">Primärfälle Mammakarzinom</text:p>
          </table:table-cell>
          <table:table-cell table:style-name="Tabelle2.A2" office:value-type="string">
            <text:p text:style-name="P16">Siehe Sollvorgabe</text:p>
          </table:table-cell>
          <table:table-cell table:style-name="Tabelle2.A2" office:value-type="string">
            <text:p text:style-name="P4">Primärfälle</text:p>
            <text:p text:style-name="P15"/>
          </table:table-cell>
          <table:table-cell table:style-name="Tabelle2.A2" office:value-type="string">
            <text:p text:style-name="P16">---</text:p>
          </table:table-cell>
          <table:table-cell table:style-name="Tabelle2.A2" office:value-type="string">
            <text:p text:style-name="P16">≥ 100 </text:p>
          </table:table-cell>
          <table:table-cell table:style-name="Tabelle2.A2" office:value-type="string">
            <text:p text:style-name="P38">Anzahl</text:p>
          </table:table-cell>
          <table:table-cell table:style-name="Tabelle2.I3" office:value-type="string">
            <text:p text:style-name="P16">##kz_16_a##</text:p>
          </table:table-cell>
        </table:table-row>
        <table:table-row table:style-name="Tabelle2.25">
          <table:table-cell table:style-name="Tabelle2.A25" office:value-type="float" office:value="17">
            <text:p text:style-name="P12">17</text:p>
          </table:table-cell>
          <table:table-cell table:style-name="Tabelle2.A2" office:value-type="string">
            <text:p text:style-name="P8">5.2.11</text:p>
          </table:table-cell>
          <table:table-cell table:style-name="Tabelle2.A2" office:value-type="string">
            <text:p text:style-name="P8">Brusterhaltendes Vorgehen bei pT1</text:p>
          </table:table-cell>
          <table:table-cell table:style-name="Tabelle2.A2" office:value-type="string">
            <text:p text:style-name="P8">70-90% BET bei Primärfällen mit pT1</text:p>
          </table:table-cell>
          <table:table-cell table:style-name="Tabelle2.A2" office:value-type="string">
            <text:p text:style-name="P8">Anzahl BET (endgültiger Operationszustand) bei pT1 (inkl. (y)pT1) </text:p>
          </table:table-cell>
          <table:table-cell table:style-name="Tabelle2.A2" office:value-type="string">
            <text:p text:style-name="P8">Operierte Primärfälle mit pT1 (inkl. (y)pT1) </text:p>
          </table:table-cell>
          <table:table-cell table:style-name="Tabelle2.A2" office:value-type="string">
            <text:p text:style-name="P8">70 - 90%</text:p>
            <text:p text:style-name="Standard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7_z##</text:p>
            <text:p text:style-name="P16">##kz_17_n##</text:p>
            <text:p text:style-name="P16">##kz_17_p##</text:p>
          </table:table-cell>
        </table:table-row>
        <table:table-row table:style-name="Tabelle2.26">
          <table:table-cell table:style-name="Tabelle2.A2" office:value-type="string">
            <text:p text:style-name="P12">18</text:p>
          </table:table-cell>
          <table:table-cell table:style-name="Tabelle2.A2" office:value-type="string">
            <text:p text:style-name="P8">5.2.12</text:p>
          </table:table-cell>
          <table:table-cell table:style-name="Tabelle2.A2" office:value-type="string">
            <text:p text:style-name="P8">Mastektomien </text:p>
          </table:table-cell>
          <table:table-cell table:style-name="Tabelle2.A2" office:value-type="string">
            <text:p text:style-name="P8">Mastektomie </text:p>
          </table:table-cell>
          <table:table-cell table:style-name="Tabelle2.A2" office:value-type="string">
            <text:p text:style-name="P8">Mastektomien (endgültiger Operationszustand) <text:s/></text:p>
          </table:table-cell>
          <table:table-cell table:style-name="Tabelle2.A2" office:value-type="string">
            <text:p text:style-name="P3">Operierte Primärfälle</text:p>
            <text:p text:style-name="Standard"/>
          </table:table-cell>
          <table:table-cell table:style-name="Tabelle2.A2" office:value-type="string">
            <text:p text:style-name="P8"><text:span text:style-name="T30">Der</text:span>zeit keine Vorgabe</text:p>
            <text:p text:style-name="Standard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8_z##</text:p>
            <text:p text:style-name="P16">##kz_18_n##</text:p>
            <text:p text:style-name="P16">##kz_18_p##</text:p>
          </table:table-cell>
        </table:table-row>
        <text:soft-page-break/>
        <table:table-row table:style-name="Tabelle2.27">
          <table:table-cell table:style-name="Tabelle2.A2" office:value-type="string">
            <text:p text:style-name="P12">19</text:p>
          </table:table-cell>
          <table:table-cell table:style-name="Tabelle2.A2" office:value-type="string">
            <text:p text:style-name="P16">5.2.13</text:p>
            <text:p text:style-name="P27">LL Q<text:span text:style-name="T29">I</text:span> 3 </text:p>
          </table:table-cell>
          <table:table-cell table:style-name="Tabelle2.A2" office:value-type="string">
            <text:p text:style-name="P16">LK-Entfernung bei DCIS </text:p>
          </table:table-cell>
          <table:table-cell table:style-name="Tabelle2.A2" office:value-type="string">
            <text:p text:style-name="P16">Möglichst selten LK-Entfernung bei DCIS </text:p>
          </table:table-cell>
          <table:table-cell table:style-name="Tabelle2.A2" office:value-type="string">
            <text:p text:style-name="P16">Primärfälle mit axillärer Lymphknotenentnahme </text:p>
          </table:table-cell>
          <table:table-cell table:style-name="Tabelle2.A2" office:value-type="string">
            <text:p text:style-name="P4">Primärfälle DCIS und abgeschlossener operativer Therapie und BET </text:p>
            <text:p text:style-name="P15"/>
          </table:table-cell>
          <table:table-cell table:style-name="Tabelle2.A2" office:value-type="string">
            <text:p text:style-name="P17">≤ <text:span text:style-name="T12">5%</text:span></text:p>
            <text:p text:style-name="P15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16">##kz_19_z##</text:p>
            <text:p text:style-name="P16">##kz_19_n##</text:p>
            <text:p text:style-name="P16">##kz_19_p##</text:p>
          </table:table-cell>
        </table:table-row>
        <table:table-row table:style-name="Tabelle2.28">
          <table:table-cell table:style-name="Tabelle2.A2" office:value-type="string">
            <text:p text:style-name="P12">2<text:span text:style-name="T24">0</text:span></text:p>
          </table:table-cell>
          <table:table-cell table:style-name="Tabelle2.A2" office:value-type="string">
            <text:p text:style-name="P16">5.2.14</text:p>
            <text:p text:style-name="P16"/>
          </table:table-cell>
          <table:table-cell table:style-name="Tabelle2.A2" office:value-type="string">
            <text:p text:style-name="P28">Bestimmung Nodalstatus bei invasivem Mammakarzinom</text:p>
          </table:table-cell>
          <table:table-cell table:style-name="Tabelle2.A2" office:value-type="string">
            <text:p text:style-name="P28">Bestimmung Nodalstatus bei invasivem Mammakarzinom</text:p>
          </table:table-cell>
          <table:table-cell table:style-name="Tabelle2.A2" office:value-type="string">
            <text:p text:style-name="P46">Primärfälle mit inv. Mammakarzinom, bei denen der Nodalstatus bestimmt wurde </text:p>
          </table:table-cell>
          <table:table-cell table:style-name="Tabelle2.A2" office:value-type="string">
            <text:p text:style-name="P16"><text:span text:style-name="T12">Operierte Primärfälle mit invasivem Mammakarzinom</text:span> </text:p>
          </table:table-cell>
          <table:table-cell table:style-name="Tabelle2.A2" office:value-type="string">
            <text:p text:style-name="P16">≥ 95%</text:p>
          </table:table-cell>
          <table:table-cell table:style-name="Tabelle2.A2" office:value-type="string">
            <text:p text:style-name="P38"/>
          </table:table-cell>
          <table:table-cell table:style-name="Tabelle2.I3" office:value-type="string">
            <text:p text:style-name="P20">##kz_20_z##</text:p>
            <text:p text:style-name="P20">##kz_20_n##</text:p>
            <text:p text:style-name="P20">##kz_20_p##</text:p>
          </table:table-cell>
        </table:table-row>
        <table:table-row table:style-name="Tabelle2.29">
          <table:table-cell table:style-name="Tabelle2.A2" office:value-type="string">
            <text:p text:style-name="P12">2<text:span text:style-name="T24">1</text:span></text:p>
          </table:table-cell>
          <table:table-cell table:style-name="Tabelle2.A2" office:value-type="string">
            <text:p text:style-name="P8">5.2.15</text:p>
            <text:p text:style-name="P26">LL Ql 4</text:p>
          </table:table-cell>
          <table:table-cell table:style-name="Tabelle2.A2" office:value-type="string">
            <text:p text:style-name="P16">Alleinige Sentinellymphknoten-Entfernung (SLNE) bei pN0</text:p>
            <text:p text:style-name="P15"/>
          </table:table-cell>
          <table:table-cell table:style-name="Tabelle2.A2" office:value-type="string">
            <text:p text:style-name="P4">Möglichst häufig alleinige SLNE bei pN0</text:p>
          </table:table-cell>
          <table:table-cell table:style-name="Tabelle2.A2" office:value-type="string">
            <text:p text:style-name="P45">Primärfälle mit alleiniger Sentinel-Node-Biopsie </text:p>
          </table:table-cell>
          <table:table-cell table:style-name="Tabelle2.A2" office:value-type="string">
            <text:p text:style-name="P4"><text:span text:style-name="T12">Primärfälle invasives Mammakarzinom und negativem pN-Staging und ohne präoperative tumorspezifische Therapie </text:span><text:s/></text:p>
          </table:table-cell>
          <table:table-cell table:style-name="Tabelle2.A2" office:value-type="string">
            <text:p text:style-name="P16">≥ 80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21">##kz_21_z##</text:p>
            <text:p text:style-name="P21">##kz_21_n##</text:p>
            <text:p text:style-name="P21">##kz_21_p##</text:p>
          </table:table-cell>
        </table:table-row>
        <table:table-row table:style-name="Tabelle2.30">
          <table:table-cell table:style-name="Tabelle2.A2" office:value-type="string">
            <text:p text:style-name="P12">2<text:span text:style-name="T25">2</text:span></text:p>
          </table:table-cell>
          <table:table-cell table:style-name="Tabelle2.A2" office:value-type="string">
            <text:p text:style-name="P8">5.2.16</text:p>
            <text:p text:style-name="P26">LL Ql 2</text:p>
          </table:table-cell>
          <table:table-cell table:style-name="Tabelle2.A2" office:value-type="string">
            <text:p text:style-name="P16">Intraoperative Präparateradio-/-sonographie </text:p>
          </table:table-cell>
          <table:table-cell table:style-name="Tabelle2.A2" office:value-type="string">
            <text:p text:style-name="P16">Möglichst häufig intraoperatives Präparateröntgen/-sonographie nach Markierung</text:p>
          </table:table-cell>
          <table:table-cell table:style-name="Tabelle2.A2" office:value-type="string">
            <text:p text:style-name="P16"><text:span text:style-name="T12">Operationen mit intra-operativem Präparatröntgen bei mammographischer Drahtmarkierung und Operationen mit intraoperativer Präparatsonographie bei sono-graphischer Drahtmarkierung</text:span> </text:p>
          </table:table-cell>
          <table:table-cell table:style-name="Tabelle2.A2" office:value-type="string">
            <text:p text:style-name="P16"><text:span text:style-name="T12">Operationen mit präoperativer  Drahtmarkierung gesteuert durch Mammographie oder Sonographie</text:span> </text:p>
          </table:table-cell>
          <table:table-cell table:style-name="Tabelle2.A2" office:value-type="string">
            <text:p text:style-name="P16">≥ 95% 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22">##kz_22_z##</text:p>
            <text:p text:style-name="P22">##kz_22_n##</text:p>
            <text:p text:style-name="P22">##kz_22_p##</text:p>
          </table:table-cell>
        </table:table-row>
        <table:table-row table:style-name="Tabelle2.31">
          <table:table-cell table:style-name="Tabelle2.A2" office:value-type="string">
            <text:p text:style-name="P12">2<text:span text:style-name="T25">3</text:span></text:p>
          </table:table-cell>
          <table:table-cell table:style-name="Tabelle2.A2" office:value-type="string">
            <text:p text:style-name="P8">5.2.17</text:p>
          </table:table-cell>
          <table:table-cell table:style-name="Tabelle2.A2" office:value-type="string">
            <text:p text:style-name="P16">Revisionsoperationen</text:p>
          </table:table-cell>
          <table:table-cell table:style-name="Tabelle2.A2" office:value-type="string">
            <text:p text:style-name="P16">Möglichst niedrige Rate an postoperativen Revisions-OP´s</text:p>
          </table:table-cell>
          <table:table-cell table:style-name="Tabelle2.A2" office:value-type="string">
            <text:p text:style-name="P16">Revisions-OPs infolge postoperativer Komplikationen (nur operierte Primärfälle)</text:p>
          </table:table-cell>
          <table:table-cell table:style-name="Tabelle2.A2" office:value-type="string">
            <text:p text:style-name="P4">Operierte Primärfälle</text:p>
            <text:p text:style-name="P15"/>
          </table:table-cell>
          <table:table-cell table:style-name="Tabelle2.A2" office:value-type="string">
            <text:p text:style-name="P16">≤ 5%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23">##kz_23_z##</text:p>
            <text:p text:style-name="P23">##kz_23_n##</text:p>
            <text:p text:style-name="P23">##kz_23_p##</text:p>
          </table:table-cell>
        </table:table-row>
        <text:soft-page-break/>
        <table:table-row table:style-name="Tabelle2.32">
          <table:table-cell table:style-name="Tabelle2.A2" office:value-type="string">
            <text:p text:style-name="P12">2<text:span text:style-name="T25">4</text:span></text:p>
          </table:table-cell>
          <table:table-cell table:style-name="Tabelle2.A2" office:value-type="string">
            <text:p text:style-name="P8">5.2.23</text:p>
          </table:table-cell>
          <table:table-cell table:style-name="Tabelle2.A2" office:value-type="string">
            <text:p text:style-name="P16">Brustrekonstruktion</text:p>
          </table:table-cell>
          <table:table-cell table:style-name="Tabelle2.A2" office:value-type="string">
            <text:p text:style-name="P16">Adäquate Anzahl an Brustrekonstruktionen</text:p>
          </table:table-cell>
          <table:table-cell table:style-name="Tabelle2.A2" office:value-type="string">
            <text:p text:style-name="P18">Brustrekonstruktionen bei operierten Primärfällen aus dem Vorkennzahlenjahr (5-883.-ff, 5-885.-ff, 5-886.ff, 5-889.2-5) </text:p>
          </table:table-cell>
          <table:table-cell table:style-name="Tabelle2.A2" office:value-type="string">
            <text:p text:style-name="P16">Operierte Primärfälle Vorkennzahlenjahr </text:p>
          </table:table-cell>
          <table:table-cell table:style-name="Tabelle2.A2" office:value-type="string">
            <text:p text:style-name="P16"><text:span text:style-name="T30">Der</text:span>zeit keine Vorgabe</text:p>
          </table:table-cell>
          <table:table-cell table:style-name="Tabelle2.A2" office:value-type="string">
            <text:p text:style-name="P39">Zähler:</text:p>
            <text:p text:style-name="P36">Nenner:</text:p>
            <text:p text:style-name="P39">%:</text:p>
            <text:p text:style-name="P37"/>
          </table:table-cell>
          <table:table-cell table:style-name="Tabelle2.I3" office:value-type="string">
            <text:p text:style-name="P24">##kz_24_z##</text:p>
            <text:p text:style-name="P24">##kz_24_n##</text:p>
            <text:p text:style-name="P24">##kz_24_p##</text:p>
          </table:table-cell>
        </table:table-row>
        <table:table-row table:style-name="Tabelle2.33">
          <table:table-cell table:style-name="Tabelle2.A2" office:value-type="string">
            <text:p text:style-name="P12">2<text:span text:style-name="T26">5</text:span></text:p>
          </table:table-cell>
          <table:table-cell table:style-name="Tabelle2.A2" office:value-type="string">
            <text:p text:style-name="P8">8.14</text:p>
          </table:table-cell>
          <table:table-cell table:style-name="Tabelle2.A2" office:value-type="string">
            <text:p text:style-name="P16">Angabe von Resektionsrand und Sicherheitsabstand </text:p>
          </table:table-cell>
          <table:table-cell table:style-name="Tabelle2.A2" office:value-type="string">
            <text:p text:style-name="P16">Möglichst häufig Angabe von Resektionsrand und Sicherheitsabstand</text:p>
          </table:table-cell>
          <table:table-cell table:style-name="Tabelle2.A2" office:value-type="string">
            <text:p text:style-name="P16">Angabe von Resektionsrand und Sicherheitsabstand durch Pathologen</text:p>
          </table:table-cell>
          <table:table-cell table:style-name="Tabelle2.A2" office:value-type="string">
            <text:p text:style-name="P4">Operierte Primärfälle</text:p>
            <text:p text:style-name="P15"/>
          </table:table-cell>
          <table:table-cell table:style-name="Tabelle2.A2" office:value-type="string">
            <text:p text:style-name="P16">≥ 95%</text:p>
            <text:p text:style-name="P15"/>
          </table:table-cell>
          <table:table-cell table:style-name="Tabelle2.A2" office:value-type="string">
            <text:p text:style-name="P38">Zähler:</text:p>
            <text:p text:style-name="P33">Nenner:</text:p>
            <text:p text:style-name="P37">%:</text:p>
          </table:table-cell>
          <table:table-cell table:style-name="Tabelle2.I3" office:value-type="string">
            <text:p text:style-name="P25">##kz_25_z##</text:p>
            <text:p text:style-name="P25">##kz_25_n##</text:p>
            <text:p text:style-name="P25">##kz_25_p##</text:p>
          </table:table-cell>
        </table:table-row>
        <table:table-row table:style-name="Tabelle2.34">
          <table:table-cell table:style-name="Tabelle2.A2" office:value-type="string">
            <text:p text:style-name="P12">2<text:span text:style-name="T26">6</text:span></text:p>
          </table:table-cell>
          <table:table-cell table:style-name="Tabelle2.A2" office:value-type="string">
            <text:p text:style-name="P8">10.4</text:p>
            <text:p text:style-name="P26">LL Ql 12</text:p>
          </table:table-cell>
          <table:table-cell table:style-name="Tabelle2.A2" office:value-type="string">
            <text:p text:style-name="P16"><text:span text:style-name="T12">Meldung Krebsregister</text:span> </text:p>
          </table:table-cell>
          <table:table-cell table:style-name="Tabelle2.A2" office:value-type="string">
            <text:p text:style-name="P28">Möglichst häufig Meldung an Krebsregister</text:p>
          </table:table-cell>
          <table:table-cell table:style-name="Tabelle2.A2" office:value-type="string">
            <text:p text:style-name="P28">Primärfälle die an ein klinisches u./o. epidemiologisches Krebsregister gemeldet wurden </text:p>
          </table:table-cell>
          <table:table-cell table:style-name="Tabelle2.A2" office:value-type="string">
            <text:p text:style-name="P4">Primärfälle</text:p>
          </table:table-cell>
          <table:table-cell table:style-name="Tabelle2.A2" office:value-type="string">
            <text:p text:style-name="P16">≥ <text:span text:style-name="T12">95%</text:span> </text:p>
          </table:table-cell>
          <table:table-cell table:style-name="Tabelle2.A2" office:value-type="string">
            <text:p text:style-name="P38">Zähler:</text:p>
            <text:p text:style-name="P33">Nenner:</text:p>
            <text:p text:style-name="P38">%:</text:p>
          </table:table-cell>
          <table:table-cell table:style-name="Tabelle2.I3" office:value-type="string">
            <text:p text:style-name="P25">##kz_26_z##</text:p>
            <text:p text:style-name="P25">##kz_26_n##</text:p>
            <text:p text:style-name="P25">##kz_26_p##</text:p>
          </table:table-cell>
        </table:table-row>
      </table:table>
      <text:p text:style-name="P32"/>
      <text:p text:style-name="Standard"><text:span text:style-name="T4">1 <text:tab/></text:span>Für die Kennzahlen 4-10 ist zu beachten: Die Grundgesamtheit für die Therapie<text:span text:style-name="T10">empfehlungen</text:span> (z.B. 4.1, 5.1 etc.) ist das so genannte Kennzahlenjahr (Jahr vor dem <text:tab/><text:span text:style-name="T3">Auditjahr). </text:span></text:p>
      <text:p text:style-name="Standard"><text:span text:style-name="T7">2 <text:tab/></text:span><text:span text:style-name="T3">Für die Kennzahlen 4-10 ist zu beachten: Die Grundgesamtheit für die Therapie</text:span><text:span text:style-name="T11">durchführungen</text:span><text:span text:style-name="T3"> (z.B. 4.2, 5.2 etc.) ist das Jahr vor dem Kennzahlenjahr (2 Jahre vor <text:tab/>dem Auditjahr). Abweichungen von der im Jahr zuvor formulierten Empfehlung sind zu begründen.</text:span></text:p>
      <text:p text:style-name="Standard"><text:span text:style-name="T7">3<text:tab/></text:span><text:span text:style-name="T3">Die Angaben der Kennzahlen 4.2,5.2,6.2 … 10.2 ist grundsätzlich fakultativ.</text:span></text:p>
      <text:p text:style-name="Standard"><text:span text:style-name="T7">4 <text:tab/></text:span><text:span text:style-name="T14">Die gemäß S3-Leitlinie „endokrin unsicher ansprechbaren“ Fälle (ER / PgR; 1 - 9% positive Zellkerne) sind im Tumordokumentationssystem gesondert zu <text:tab/>dokumentieren (keine Relevanz für Darstellung Kennzahlenboge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Light" svg:font-family="FuturaLigh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Unterstreichen_20_Char1" style:display-name="Unterstreichen Char1" style:family="text">
      <style:text-properties style:font-name="Arial" fo:language="de" fo:country="DE" style:font-name-complex="Arial" style:language-complex="he" style:country-complex="I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4" style:family="table">
      <style:table-properties style:width="28.222cm" table:align="left" style:writing-mode="lr-tb"/>
    </style:style>
    <style:style style:name="Tabelle4.A" style:family="table-column">
      <style:table-column-properties style:column-width="17.002cm"/>
    </style:style>
    <style:style style:name="Tabelle4.B" style:family="table-column">
      <style:table-column-properties style:column-width="11.22cm"/>
    </style:style>
    <style:style style:name="Tabelle4.1" style:family="table-row">
      <style:table-row-properties style:min-row-height="0.407cm"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3" style:family="table">
      <style:table-properties style:width="33.756cm" fo:margin-left="-0.25cm" table:align="left" style:writing-mode="lr-tb"/>
    </style:style>
    <style:style style:name="Tabelle3.A" style:family="table-column">
      <style:table-column-properties style:column-width="12.502cm"/>
    </style:style>
    <style:style style:name="Tabelle3.B" style:family="table-column">
      <style:table-column-properties style:column-width="13.002cm"/>
    </style:style>
    <style:style style:name="Tabelle3.C" style:family="table-column">
      <style:table-column-properties style:column-width="8.25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>
      <style:table-properties style:width="28.222cm" table:align="left" style:writing-mode="lr-tb"/>
    </style:style>
    <style:style style:name="Tabelle1.A" style:family="table-column">
      <style:table-column-properties style:column-width="11.289cm"/>
    </style:style>
    <style:style style:name="Tabelle1.B" style:family="table-column">
      <style:table-column-properties style:column-width="16.933cm"/>
    </style:style>
    <style:style style:name="Tabelle1.1" style:family="table-row">
      <style:table-row-properties style:min-row-height="0.407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e5" style:family="table">
      <style:table-properties style:width="33.756cm" fo:margin-left="-0.25cm" table:align="left" style:writing-mode="lr-tb"/>
    </style:style>
    <style:style style:name="Tabelle5.A" style:family="table-column">
      <style:table-column-properties style:column-width="12.502cm"/>
    </style:style>
    <style:style style:name="Tabelle5.B" style:family="table-column">
      <style:table-column-properties style:column-width="12.002cm"/>
    </style:style>
    <style:style style:name="Tabelle5.C" style:family="table-column">
      <style:table-column-properties style:column-width="9.252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/>
      <style:text-properties fo:language="zxx" fo:country="none" style:language-asian="zxx" style:country-asian="none" style:language-complex="ar" style:country-complex="SA"/>
    </style:style>
    <style:style style:name="MP3" style:family="paragraph" style:parent-style-name="Footer">
      <style:paragraph-properties style:snap-to-layout-grid="false"/>
      <style:text-properties fo:font-size="8pt" style:font-size-asian="8pt" style:font-size-complex="8pt"/>
    </style:style>
    <style:style style:name="MP4" style:family="paragraph" style:parent-style-name="Footer">
      <style:paragraph-properties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fo:font-weight="normal" officeooo:rsid="00269f56" style:font-size-asian="10pt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0.466cm" fo:margin-left="1cm" fo:margin-right="1.27cm" style:writing-mode="lr-tb" style:layout-grid-color="#c0c0c0" style:layout-grid-lines="40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035cm" fo:margin-left="0cm" fo:margin-right="0cm" fo:margin-top="0.93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row table:style-name="Tabelle4.1">
            <table:table-cell table:style-name="Tabelle4.A1" office:value-type="string">
              <text:p text:style-name="MP1"><text:s/></text:p>
            </table:table-cell>
            <table:table-cell table:style-name="Tabelle4.B1" office:value-type="string">
              <text:p text:style-name="MP2"/>
            </table:table-cell>
          </table:table-row>
        </table:table>
        <text:p text:style-name="Header"/>
        <text:p text:style-name="Header"/>
        <text:p text:style-name="Header"/>
      </style:header>
      <style:footer>
        <text:p text:style-name="Standard"/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3"><text:file-name text:display="name-and-extension">b02.odt</text:file-name></text:p>
            </table:table-cell>
            <table:table-cell table:style-name="Tabelle3.A1" office:value-type="string">
              <text:p text:style-name="MP3"/>
            </table:table-cell>
            <table:table-cell table:style-name="Tabelle3.A1" office:value-type="string">
              <text:p text:style-name="MP4"><text:span text:style-name="MT1">Seite </text:span><text:span text:style-name="Page_20_Number"><text:span text:style-name="MT1"><text:page-number text:select-page="current">7</text:page-number></text:span></text:span><text:span text:style-name="Page_20_Number"><text:span text:style-name="MT1"> von </text:span></text:span><text:span text:style-name="Page_20_Number"><text:span text:style-name="MT2">6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draw:frame draw:style-name="Mfr1" draw:name="Grafik1" text:anchor-type="paragraph" svg:x="-0.125cm" svg:y="0.034cm" svg:width="3.44cm" svg:height="1.455cm" draw:z-index="0"><draw:image xlink:href="Pictures/100000000000008200000037CC0B14A0.jpg" xlink:type="simple" xlink:show="embed" xlink:actuate="onLoad"/></draw:frame> </text:p>
            </table:table-cell>
            <table:table-cell table:style-name="Tabelle1.B1" office:value-type="string">
              <text:p text:style-name="MP2"><draw:frame draw:style-name="Mfr1" draw:name="Grafik3" text:anchor-type="paragraph" svg:x="8.507cm" svg:y="0cm" svg:width="7.938cm" svg:height="1.27cm" draw:z-index="0"><draw:image xlink:href="Pictures/100000000000012C0000003043674607.jpg" xlink:type="simple" xlink:show="embed" xlink:actuate="onLoad"/></draw:frame></text:p>
            </table:table-cell>
          </table:table-row>
        </table:table>
        <text:p text:style-name="Header"/>
        <text:p text:style-name="Header"/>
      </style:header>
      <style:footer>
        <text:p text:style-name="Standard"/>
        <table:table table:name="Tabelle5" table:style-name="Tabelle5">
          <table:table-column table:style-name="Tabelle5.A"/>
          <table:table-column table:style-name="Tabelle5.B"/>
          <table:table-column table:style-name="Tabelle5.C"/>
          <table:table-row table:style-name="Tabelle5.1">
            <table:table-cell table:style-name="Tabelle5.A1" office:value-type="string">
              <text:p text:style-name="MP3"><text:file-name text:display="name-and-extension">b02.odt</text:file-name></text:p>
            </table:table-cell>
            <table:table-cell table:style-name="Tabelle5.A1" office:value-type="string">
              <text:p text:style-name="MP3">© DKG und DGS alle Rechte vorbehalten</text:p>
            </table:table-cell>
            <table:table-cell table:style-name="Tabelle5.A1" office:value-type="string">
              <text:p text:style-name="MP4"><text:span text:style-name="MT1">Seite </text:span><text:span text:style-name="Page_20_Number"><text:span text:style-name="MT1"><text:page-number text:select-page="current"/></text:span></text:span><text:span text:style-name="Page_20_Number"><text:span text:style-name="MT1"> von </text:span></text:span><text:span text:style-name="Page_20_Number"><text:span text:style-name="MT1"><text:page-count style:num-format="1">7</text:page-count></text:span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r</dc:title>
    <meta:initial-creator>Markus Michalsky</meta:initial-creator>
    <meta:creation-date>2011-02-28T16:53:00</meta:creation-date>
    <dc:date>2016-07-29T09:59:41.20</dc:date>
    <meta:editing-cycles>95</meta:editing-cycles>
    <meta:generator>LibreOffice/4.0.0.3$Windows_x86 LibreOffice_project/7545bee9c2a0782548772a21bc84a9dcc583b89</meta:generator>
    <meta:editing-duration>PT3H23M39S</meta:editing-duration>
    <meta:printed-by>Jens Hansen</meta:printed-by>
    <meta:print-date>2012-11-01T15:35:59.96</meta:print-date>
    <meta:document-statistic meta:table-count="5" meta:image-count="2" meta:object-count="0" meta:page-count="7" meta:paragraph-count="482" meta:word-count="1604" meta:character-count="12577" meta:non-whitespace-character-count="11352"/>
  </office:meta>
</office:document-meta>
</file>